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5.2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4.4cm" svg:height="2.8cm" svg:x="7.9cm" svg:y="1.8cm">
          <text:p text:style-name="P1">plfs_read( 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2.1cm" svg:x="7.6cm" svg:y="6.4cm">
          <text:p text:style-name="P1">Set os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8cm" svg:height="4.5cm" svg:x="6.7cm" svg:y="11cm">
          <text:p text:style-name="P1"><text:s/>Memset buf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7cm" svg:height="3.5cm" svg:x="7.3cm" svg:y="17.8cm">
          <text:p text:style-name="P1">ret = fd-&gt;read()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cm" svg:height="2.2cm" svg:x="7.7cm" svg:y="23.7cm">
          <text:p text:style-name="P1">Return re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1cm" svg:y1="4.6cm" svg:x2="10.15cm" svg:y2="6.4cm" draw:start-shape="id1" draw:end-shape="id2" draw:end-glue-point="0" svg:d="M10100 4600l50 1800" svg:viewBox="0 0 51 1801">
          <text:p/>
        </draw:connector>
        <draw:connector draw:style-name="gr6" draw:text-style-name="P2" draw:layer="layout" draw:type="line" svg:x1="10.15cm" svg:y1="8.5cm" svg:x2="10.1cm" svg:y2="11cm" draw:start-shape="id2" draw:end-shape="id3" svg:d="M10150 8500l-50 2500" svg:viewBox="0 0 51 2501">
          <text:p/>
        </draw:connector>
        <draw:connector draw:style-name="gr6" draw:text-style-name="P2" draw:layer="layout" draw:type="line" svg:x1="10.1cm" svg:y1="15.5cm" svg:x2="10.15cm" svg:y2="17.8cm" draw:start-shape="id3" draw:end-shape="id4" svg:d="M10100 15500l50 2300" svg:viewBox="0 0 51 2301">
          <text:p/>
        </draw:connector>
        <draw:connector draw:style-name="gr6" draw:text-style-name="P2" draw:layer="layout" draw:type="line" svg:x1="10.15cm" svg:y1="21.3cm" svg:x2="10.2cm" svg:y2="23.7cm" draw:start-shape="id4" draw:end-shape="id5" draw:end-glue-point="0" svg:d="M10150 21300l50 2400" svg:viewBox="0 0 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21:18:35.852904915</meta:creation-date>
    <dc:date>2020-08-05T21:27:51.949234088</dc:date>
    <meta:editing-duration>PT9M12S</meta:editing-duration>
    <meta:editing-cycles>10</meta:editing-cycles>
    <meta:generator>LibreOffice/6.0.7.3$Linux_X86_64 LibreOffice_project/00m0$Build-3</meta:generator>
    <meta:document-statistic meta:object-count="9"/>
  </office:meta>
</office:document-meta>
</file>